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53.84pt"/>
    </style:style>
    <style:style style:name="co3" style:family="table-column">
      <style:table-column-properties fo:break-before="auto" style:column-width="196.3pt"/>
    </style:style>
    <style:style style:name="co4" style:family="table-column">
      <style:table-column-properties fo:break-before="auto" style:column-width="270.4pt"/>
    </style:style>
    <style:style style:name="co5" style:family="table-column">
      <style:table-column-properties fo:break-before="auto" style:column-width="186.24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87.4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133pt"/>
    </style:style>
    <style:style style:name="co13" style:family="table-column">
      <style:table-column-properties fo:break-before="auto" style:column-width="140.71pt"/>
    </style:style>
    <style:style style:name="co14" style:family="table-column">
      <style:table-column-properties fo:break-before="auto" style:column-width="157.69pt"/>
    </style:style>
    <style:style style:name="co15" style:family="table-column">
      <style:table-column-properties fo:break-before="auto" style:column-width="168.49pt"/>
    </style:style>
    <style:style style:name="co16" style:family="table-column">
      <style:table-column-properties fo:break-before="auto" style:column-width="184.71pt"/>
    </style:style>
    <style:style style:name="co17" style:family="table-column">
      <style:table-column-properties fo:break-before="auto" style:column-width="246.5pt"/>
    </style:style>
    <style:style style:name="co18" style:family="table-column">
      <style:table-column-properties fo:break-before="auto" style:column-width="208.66pt"/>
    </style:style>
    <style:style style:name="co19" style:family="table-column">
      <style:table-column-properties fo:break-before="auto" style:column-width="287.4pt"/>
    </style:style>
    <style:style style:name="co20" style:family="table-column">
      <style:table-column-properties fo:break-before="auto" style:column-width="180.11pt"/>
    </style:style>
    <style:style style:name="co21" style:family="table-column">
      <style:table-column-properties fo:break-before="auto" style:column-width="209.45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rsfilt_perf" table:style-name="ta1">
        <table:shapes>
          <draw:frame draw:z-index="0" draw:style-name="gr1" draw:text-style-name="P1" svg:width="1037.34pt" svg:height="550.4pt" svg:x="2254.99pt" svg:y="135.92pt">
            <loext:p draw:notify-on-update-of-ranges="qrsfilt_perf.A1:qrsfilt_perf.W1 qrsfilt_perf.A2:qrsfilt_perf.W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37.34pt" svg:height="550.4pt" svg:x="1058.51pt" svg:y="179.23pt">
            <loext:p draw:notify-on-update-of-ranges="qrsfilt_perf.A1:qrsfilt_perf.W1 qrsfilt_perf.A2:qrsfilt_perf.W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Blocking</text:p>
          </table:table-cell>
          <table:table-cell office:value-type="string" calcext:value-type="string">
            <text:p>Blockingprecompdivandconstant</text:p>
          </table:table-cell>
          <table:table-cell office:value-type="string" calcext:value-type="string">
            <text:p>Blockingprecompdivandconstant,derIshort</text:p>
          </table:table-cell>
          <table:table-cell office:value-type="string" calcext:value-type="string">
            <text:p>Blockingprecompdivandconstant,derIshortandprecompsum</text:p>
          </table:table-cell>
          <table:table-cell office:value-type="string" calcext:value-type="string">
            <text:p>Blockingprecompdivandx*2-y*2-&gt;(x-y)*2</text:p>
          </table:table-cell>
          <table:table-cell office:value-type="string" calcext:value-type="string">
            <text:p>Blockingprecompdivonly</text:p>
          </table:table-cell>
          <table:table-cell office:value-type="string" calcext:value-type="string">
            <text:p>Precompdiv</text:p>
          </table:table-cell>
          <table:table-cell office:value-type="string" calcext:value-type="string">
            <text:p>Precompdivandconstant,derIshortandprecompsum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SlowPerformance</text:p>
          </table:table-cell>
          <table:table-cell office:value-type="string" calcext:value-type="string">
            <text:p>SlowPerformance2</text:p>
          </table:table-cell>
          <table:table-cell office:value-type="string" calcext:value-type="string">
            <text:p>SlowPerformancewithmacro</text:p>
          </table:table-cell>
          <table:table-cell office:value-type="string" calcext:value-type="string">
            <text:p>SlowPerformancewithmacrolp</text:p>
          </table:table-cell>
          <table:table-cell office:value-type="string" calcext:value-type="string">
            <text:p>SlowPerformancewithmacrolpderI</text:p>
          </table:table-cell>
          <table:table-cell office:value-type="string" calcext:value-type="string">
            <text:p>SlowPerformancewithmacrolpderIhp</text:p>
          </table:table-cell>
          <table:table-cell office:value-type="string" calcext:value-type="string">
            <text:p>SlowPerformancewithmacrolpderIhphalf</text:p>
          </table:table-cell>
          <table:table-cell office:value-type="string" calcext:value-type="string">
            <text:p>SlowPerformancewithmacrolpderIhphalfdependencies</text:p>
          </table:table-cell>
          <table:table-cell office:value-type="string" calcext:value-type="string">
            <text:p>SlowPerformancewithmacrolpderIhphalfdependenciesnodiv</text:p>
          </table:table-cell>
          <table:table-cell office:value-type="string" calcext:value-type="string">
            <text:p>SlowPerformancewithmacrolpderIhphalfnodiv</text:p>
          </table:table-cell>
          <table:table-cell office:value-type="string" calcext:value-type="string">
            <text:p>SlowPerformancewithmacrolpderIhphalfnodivandconstreplaced</text:p>
          </table:table-cell>
          <table:table-cell office:value-type="string" calcext:value-type="string">
            <text:p>SlowPerformancewithmacrolpderIhpptr</text:p>
          </table:table-cell>
          <table:table-cell office:value-type="string" calcext:value-type="string">
            <text:p>SlowPerformancewithmacrolpderIhpptrhalf</text:p>
          </table:table-cell>
          <table:table-cell office:value-type="string" calcext:value-type="string">
            <text:p>SlowPerformancewithmacrolpderIhpptrhalfdiv</text:p>
          </table:table-cell>
        </table:table-row>
        <table:table-row table:style-name="ro1">
          <table:table-cell office:value-type="float" office:value="0.49055" calcext:value-type="float">
            <text:p>0.49055</text:p>
          </table:table-cell>
          <table:table-cell office:value-type="float" office:value="0.540244" calcext:value-type="float">
            <text:p>0.540244</text:p>
          </table:table-cell>
          <table:table-cell office:value-type="float" office:value="0.564876" calcext:value-type="float">
            <text:p>0.564876</text:p>
          </table:table-cell>
          <table:table-cell office:value-type="float" office:value="0.565031" calcext:value-type="float">
            <text:p>0.565031</text:p>
          </table:table-cell>
          <table:table-cell office:value-type="float" office:value="0.405489" calcext:value-type="float">
            <text:p>0.405489</text:p>
          </table:table-cell>
          <table:table-cell office:value-type="float" office:value="0.543666" calcext:value-type="float">
            <text:p>0.543666</text:p>
          </table:table-cell>
          <table:table-cell office:value-type="float" office:value="0.52466" calcext:value-type="float">
            <text:p>0.52466</text:p>
          </table:table-cell>
          <table:table-cell office:value-type="float" office:value="0.532517" calcext:value-type="float">
            <text:p>0.532517</text:p>
          </table:table-cell>
          <table:table-cell office:value-type="float" office:value="0.880644" calcext:value-type="float">
            <text:p>0.880644</text:p>
          </table:table-cell>
          <table:table-cell office:value-type="float" office:value="0.477009" calcext:value-type="float">
            <text:p>0.477009</text:p>
          </table:table-cell>
          <table:table-cell office:value-type="float" office:value="0.608297" calcext:value-type="float">
            <text:p>0.608297</text:p>
          </table:table-cell>
          <table:table-cell office:value-type="float" office:value="0.476285" calcext:value-type="float">
            <text:p>0.476285</text:p>
          </table:table-cell>
          <table:table-cell office:value-type="float" office:value="0.57654" calcext:value-type="float">
            <text:p>0.57654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632517" calcext:value-type="float">
            <text:p>0.632517</text:p>
          </table:table-cell>
          <table:table-cell office:value-type="float" office:value="0.631748" calcext:value-type="float">
            <text:p>0.631748</text:p>
          </table:table-cell>
          <table:table-cell office:value-type="float" office:value="0.628425" calcext:value-type="float">
            <text:p>0.628425</text:p>
          </table:table-cell>
          <table:table-cell office:value-type="float" office:value="0.878177" calcext:value-type="float">
            <text:p>0.878177</text:p>
          </table:table-cell>
          <table:table-cell office:value-type="float" office:value="0.85611" calcext:value-type="float">
            <text:p>0.85611</text:p>
          </table:table-cell>
          <table:table-cell office:value-type="float" office:value="0.780496" calcext:value-type="float">
            <text:p>0.780496</text:p>
          </table:table-cell>
          <table:table-cell office:value-type="float" office:value="0.598973" calcext:value-type="float">
            <text:p>0.598973</text:p>
          </table:table-cell>
          <table:table-cell office:value-type="float" office:value="0.596008" calcext:value-type="float">
            <text:p>0.596008</text:p>
          </table:table-cell>
          <table:table-cell office:value-type="float" office:value="0.546863" calcext:value-type="float">
            <text:p>0.54686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table:number-columns-repeated="4"/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cost</text:p>
          </table:table-cell>
          <table:table-cell table:number-columns-repeated="7"/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. Int.</text:p>
          </table:table-cell>
          <table:table-cell table:number-columns-repeated="2"/>
          <table:table-cell office:value-type="string" calcext:value-type="string">
            <text:p>op int</text:p>
          </table:table-cell>
          <table:table-cell table:number-columns-repeated="4"/>
          <table:table-cell office:value-type="string" calcext:value-type="string">
            <text:p>op int</text:p>
          </table:table-cell>
          <table:table-cell/>
          <table:table-cell office:value-type="string" calcext:value-type="string">
            <text:p>op int</text:p>
          </table:table-cell>
          <table:table-cell table:number-columns-repeated="7"/>
          <table:table-cell office:value-type="string" calcext:value-type="string">
            <text:p>op int</text:p>
          </table:table-cell>
          <table:table-cell/>
          <table:table-cell office:value-type="string" calcext:value-type="string">
            <text:p>op int</text:p>
          </table:table-cell>
          <table:table-cell table:number-columns-repeated="2"/>
        </table:table-row>
        <table:table-row table:style-name="ro1">
          <table:table-cell table:formula="of:=[.A5]/4" office:value-type="float" office:value="4.5" calcext:value-type="float">
            <text:p>4.5</text:p>
          </table:table-cell>
          <table:table-cell table:number-columns-repeated="2"/>
          <table:table-cell table:formula="of:=[.D5]/4" office:value-type="float" office:value="4" calcext:value-type="float">
            <text:p>4</text:p>
          </table:table-cell>
          <table:table-cell table:number-columns-repeated="4"/>
          <table:table-cell table:formula="of:=[.I5]/4" office:value-type="float" office:value="4" calcext:value-type="float">
            <text:p>4</text:p>
          </table:table-cell>
          <table:table-cell/>
          <table:table-cell table:formula="of:=[.K5]/4" office:value-type="float" office:value="4" calcext:value-type="float">
            <text:p>4</text:p>
          </table:table-cell>
          <table:table-cell table:number-columns-repeated="7"/>
          <table:table-cell table:formula="of:=[.S5]/4" office:value-type="float" office:value="4.25" calcext:value-type="float">
            <text:p>4.25</text:p>
          </table:table-cell>
          <table:table-cell/>
          <table:table-cell table:formula="of:=[.U5]/4" office:value-type="float" office:value="4.5" calcext:value-type="float">
            <text:p>4.5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Blocking</text:p>
          </table:table-cell>
          <table:table-cell office:value-type="string" calcext:value-type="string">
            <text:p>Blockingprecompdivandconstant,derIshortandprecompsum</text:p>
          </table:table-cell>
          <table:table-cell office:value-type="string" calcext:value-type="string">
            <text:p>SlowPerformance2</text:p>
          </table:table-cell>
          <table:table-cell office:value-type="string" calcext:value-type="string">
            <text:p>SlowPerformancewithmacrolpderIhphalfnodiv</text:p>
          </table:table-cell>
          <table:table-cell office:value-type="string" calcext:value-type="string">
            <text:p>SlowPerformancewithmacrolpderIhpptr</text:p>
          </table:table-cell>
          <table:table-cell office:value-type="string" calcext:value-type="string">
            <text:p>RENAM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locking</text:p>
          </table:table-cell>
          <table:table-cell office:value-type="string" calcext:value-type="string">
            <text:p>Blocking precomp_const</text:p>
          </table:table-cell>
          <table:table-cell office:value-type="string" calcext:value-type="string">
            <text:p>Blocking precomp_const vect_pointer</text:p>
          </table:table-cell>
          <table:table-cell office:value-type="string" calcext:value-type="string">
            <text:p>Unrolledx50 precomp_const</text:p>
          </table:table-cell>
          <table:table-cell office:value-type="string" calcext:value-type="string">
            <text:p>Unrolledx400</text:p>
          </table:table-cell>
          <table:table-cell office:value-type="string" calcext:value-type="string">
            <text:p>Unrolledx50 + precomp_const vect_pointer</text:p>
          </table:table-cell>
          <table:table-cell table:number-columns-repeated="17"/>
        </table:table-row>
        <table:table-row table:style-name="ro1">
          <table:table-cell office:value-type="float" office:value="0.49055" calcext:value-type="float">
            <text:p>0.49055</text:p>
          </table:table-cell>
          <table:table-cell office:value-type="float" office:value="0.565031" calcext:value-type="float">
            <text:p>0.565031</text:p>
          </table:table-cell>
          <table:table-cell office:value-type="float" office:value="0.608297" calcext:value-type="float">
            <text:p>0.608297</text:p>
          </table:table-cell>
          <table:table-cell office:value-type="float" office:value="0.85611" calcext:value-type="float">
            <text:p>0.85611</text:p>
          </table:table-cell>
          <table:table-cell office:value-type="float" office:value="0.598973" calcext:value-type="float">
            <text:p>0.598973</text:p>
          </table:table-cell>
          <table:table-cell office:value-type="float" office:value="0.880644" calcext:value-type="float">
            <text:p>0.88064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/00/0000</text:date>, <text:time style:data-style-name="N2" text:time-value="15:06:07.909427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5:09:34.670889755</dc:date>
    <meta:editing-duration>PT10M18S</meta:editing-duration>
    <meta:editing-cycles>4</meta:editing-cycles>
    <meta:generator>LibreOffice/5.1.6.2$Linux_X86_64 LibreOffice_project/10m0$Build-2</meta:generator>
    <meta:document-statistic meta:table-count="1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96cm" svg:height="19.418cm" xlink:href=".." xlink:type="simple" chart:class="chart:bar" chart:style-name="ch1">
        <chart:title svg:x="15.714cm" svg:y="0.524cm" chart:style-name="ch2">
          <text:p>QRS Filters Performance</text:p>
        </chart:title>
        <chart:plot-area chart:style-name="ch3" table:cell-range-address="qrsfilt_perf.A1:qrsfilt_perf.W2" chart:data-source-has-labels="row" svg:x="0.589cm" svg:y="1.897cm" svg:width="35.271cm" svg:height="16.993cm">
          <chartooo:coordinate-region svg:x="2.043cm" svg:y="2.096cm" svg:width="33.817cm" svg:height="9.51cm"/>
          <chart:axis chart:dimension="x" chart:name="primary-x" chart:style-name="ch4" chartooo:axis-type="auto">
            <chartooo:date-scale/>
            <chart:categories table:cell-range-address="qrsfilt_perf.A1:qrsfilt_perf.W1"/>
          </chart:axis>
          <chart:axis chart:dimension="y" chart:name="primary-y" chart:style-name="ch5">
            <chart:title svg:x="2.043cm" svg:y="1.439cm" chart:style-name="ch6">
              <text:p>Performance (flops/cycle)</text:p>
            </chart:title>
            <chart:grid chart:style-name="ch7" chart:class="major"/>
          </chart:axis>
          <chart:series chart:style-name="ch8" chart:values-cell-range-address="qrsfilt_perf.A2:qrsfilt_perf.W2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ing</text:p>
                <draw:g>
                  <svg:desc>qrsfilt_perf.A1:qrsfilt_perf.W1</svg:desc>
                </draw:g>
              </table:table-cell>
              <table:table-cell office:value-type="string">
                <text:p>Blockingprecompdivandconstant</text:p>
              </table:table-cell>
              <table:table-cell office:value-type="string">
                <text:p>Blockingprecompdivandconstant,derIshort</text:p>
              </table:table-cell>
              <table:table-cell office:value-type="string">
                <text:p>Blockingprecompdivandconstant,derIshortandprecompsum</text:p>
              </table:table-cell>
              <table:table-cell office:value-type="string">
                <text:p>Blockingprecompdivandx*2-y*2-&gt;(x-y)*2</text:p>
              </table:table-cell>
              <table:table-cell office:value-type="string">
                <text:p>Blockingprecompdivonly</text:p>
              </table:table-cell>
              <table:table-cell office:value-type="string">
                <text:p>Precompdiv</text:p>
              </table:table-cell>
              <table:table-cell office:value-type="string">
                <text:p>Precompdivandconstant,derIshortandprecompsum</text:p>
              </table:table-cell>
              <table:table-cell office:value-type="string">
                <text:p>RENAME</text:p>
              </table:table-cell>
              <table:table-cell office:value-type="string">
                <text:p>SlowPerformance</text:p>
              </table:table-cell>
              <table:table-cell office:value-type="string">
                <text:p>SlowPerformance2</text:p>
              </table:table-cell>
              <table:table-cell office:value-type="string">
                <text:p>SlowPerformancewithmacro</text:p>
              </table:table-cell>
              <table:table-cell office:value-type="string">
                <text:p>SlowPerformancewithmacrolp</text:p>
              </table:table-cell>
              <table:table-cell office:value-type="string">
                <text:p>SlowPerformancewithmacrolpderI</text:p>
              </table:table-cell>
              <table:table-cell office:value-type="string">
                <text:p>SlowPerformancewithmacrolpderIhp</text:p>
              </table:table-cell>
              <table:table-cell office:value-type="string">
                <text:p>SlowPerformancewithmacrolpderIhphalf</text:p>
              </table:table-cell>
              <table:table-cell office:value-type="string">
                <text:p>SlowPerformancewithmacrolpderIhphalfdependencies</text:p>
              </table:table-cell>
              <table:table-cell office:value-type="string">
                <text:p>SlowPerformancewithmacrolpderIhphalfdependenciesnodiv</text:p>
              </table:table-cell>
              <table:table-cell office:value-type="string">
                <text:p>SlowPerformancewithmacrolpderIhphalfnodiv</text:p>
              </table:table-cell>
              <table:table-cell office:value-type="string">
                <text:p>SlowPerformancewithmacrolpderIhphalfnodivandconstreplaced</text:p>
              </table:table-cell>
              <table:table-cell office:value-type="string">
                <text:p>SlowPerformancewithmacrolpderIhpptr</text:p>
              </table:table-cell>
              <table:table-cell office:value-type="string">
                <text:p>SlowPerformancewithmacrolpderIhpptrhalf</text:p>
              </table:table-cell>
              <table:table-cell office:value-type="string">
                <text:p>SlowPerformancewithmacrolpderIhpptrhalfdiv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49055">
                <text:p>0.49055</text:p>
                <draw:g>
                  <svg:desc>qrsfilt_perf.A2:qrsfilt_perf.W2</svg:desc>
                </draw:g>
              </table:table-cell>
              <table:table-cell office:value-type="float" office:value="0.540244">
                <text:p>0.540244</text:p>
              </table:table-cell>
              <table:table-cell office:value-type="float" office:value="0.564876">
                <text:p>0.564876</text:p>
              </table:table-cell>
              <table:table-cell office:value-type="float" office:value="0.565031">
                <text:p>0.565031</text:p>
              </table:table-cell>
              <table:table-cell office:value-type="float" office:value="0.405489">
                <text:p>0.405489</text:p>
              </table:table-cell>
              <table:table-cell office:value-type="float" office:value="0.543666">
                <text:p>0.543666</text:p>
              </table:table-cell>
              <table:table-cell office:value-type="float" office:value="0.52466">
                <text:p>0.52466</text:p>
              </table:table-cell>
              <table:table-cell office:value-type="float" office:value="0.532517">
                <text:p>0.532517</text:p>
              </table:table-cell>
              <table:table-cell office:value-type="float" office:value="0.880644">
                <text:p>0.880644</text:p>
              </table:table-cell>
              <table:table-cell office:value-type="float" office:value="0.477009">
                <text:p>0.477009</text:p>
              </table:table-cell>
              <table:table-cell office:value-type="float" office:value="0.608297">
                <text:p>0.608297</text:p>
              </table:table-cell>
              <table:table-cell office:value-type="float" office:value="0.476285">
                <text:p>0.476285</text:p>
              </table:table-cell>
              <table:table-cell office:value-type="float" office:value="0.57654">
                <text:p>0.57654</text:p>
              </table:table-cell>
              <table:table-cell office:value-type="float" office:value="0.5851">
                <text:p>0.5851</text:p>
              </table:table-cell>
              <table:table-cell office:value-type="float" office:value="0.632517">
                <text:p>0.632517</text:p>
              </table:table-cell>
              <table:table-cell office:value-type="float" office:value="0.631748">
                <text:p>0.631748</text:p>
              </table:table-cell>
              <table:table-cell office:value-type="float" office:value="0.628425">
                <text:p>0.628425</text:p>
              </table:table-cell>
              <table:table-cell office:value-type="float" office:value="0.878177">
                <text:p>0.878177</text:p>
              </table:table-cell>
              <table:table-cell office:value-type="float" office:value="0.85611">
                <text:p>0.85611</text:p>
              </table:table-cell>
              <table:table-cell office:value-type="float" office:value="0.780496">
                <text:p>0.780496</text:p>
              </table:table-cell>
              <table:table-cell office:value-type="float" office:value="0.598973">
                <text:p>0.598973</text:p>
              </table:table-cell>
              <table:table-cell office:value-type="float" office:value="0.596008">
                <text:p>0.596008</text:p>
              </table:table-cell>
              <table:table-cell office:value-type="float" office:value="0.546863">
                <text:p>0.546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96cm" svg:height="19.418cm" xlink:href=".." xlink:type="simple" chart:class="chart:bar" chart:style-name="ch1">
        <chart:title svg:x="15.714cm" svg:y="0.524cm" chart:style-name="ch2">
          <text:p>QRS Filters Performance</text:p>
        </chart:title>
        <chart:plot-area chart:style-name="ch3" table:cell-range-address="qrsfilt_perf.A1:qrsfilt_perf.W2" chart:data-source-has-labels="row" svg:x="0.589cm" svg:y="1.897cm" svg:width="35.271cm" svg:height="16.993cm">
          <chartooo:coordinate-region svg:x="2.043cm" svg:y="2.096cm" svg:width="33.817cm" svg:height="9.51cm"/>
          <chart:axis chart:dimension="x" chart:name="primary-x" chart:style-name="ch4" chartooo:axis-type="auto">
            <chartooo:date-scale/>
            <chart:categories table:cell-range-address="qrsfilt_perf.A1:qrsfilt_perf.W1"/>
          </chart:axis>
          <chart:axis chart:dimension="y" chart:name="primary-y" chart:style-name="ch5">
            <chart:title svg:x="2.043cm" svg:y="1.439cm" chart:style-name="ch6">
              <text:p>Performance (flops/cycle)</text:p>
            </chart:title>
            <chart:grid chart:style-name="ch7" chart:class="major"/>
          </chart:axis>
          <chart:series chart:style-name="ch8" chart:values-cell-range-address="qrsfilt_perf.A2:qrsfilt_perf.W2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ing</text:p>
                <draw:g>
                  <svg:desc>qrsfilt_perf.A1:qrsfilt_perf.W1</svg:desc>
                </draw:g>
              </table:table-cell>
              <table:table-cell office:value-type="string">
                <text:p>Blockingprecompdivandconstant</text:p>
              </table:table-cell>
              <table:table-cell office:value-type="string">
                <text:p>Blockingprecompdivandconstant,derIshort</text:p>
              </table:table-cell>
              <table:table-cell office:value-type="string">
                <text:p>Blockingprecompdivandconstant,derIshortandprecompsum</text:p>
              </table:table-cell>
              <table:table-cell office:value-type="string">
                <text:p>Blockingprecompdivandx*2-y*2-&gt;(x-y)*2</text:p>
              </table:table-cell>
              <table:table-cell office:value-type="string">
                <text:p>Blockingprecompdivonly</text:p>
              </table:table-cell>
              <table:table-cell office:value-type="string">
                <text:p>Precompdiv</text:p>
              </table:table-cell>
              <table:table-cell office:value-type="string">
                <text:p>Precompdivandconstant,derIshortandprecompsum</text:p>
              </table:table-cell>
              <table:table-cell office:value-type="string">
                <text:p>RENAME</text:p>
              </table:table-cell>
              <table:table-cell office:value-type="string">
                <text:p>SlowPerformance</text:p>
              </table:table-cell>
              <table:table-cell office:value-type="string">
                <text:p>SlowPerformance2</text:p>
              </table:table-cell>
              <table:table-cell office:value-type="string">
                <text:p>SlowPerformancewithmacro</text:p>
              </table:table-cell>
              <table:table-cell office:value-type="string">
                <text:p>SlowPerformancewithmacrolp</text:p>
              </table:table-cell>
              <table:table-cell office:value-type="string">
                <text:p>SlowPerformancewithmacrolpderI</text:p>
              </table:table-cell>
              <table:table-cell office:value-type="string">
                <text:p>SlowPerformancewithmacrolpderIhp</text:p>
              </table:table-cell>
              <table:table-cell office:value-type="string">
                <text:p>SlowPerformancewithmacrolpderIhphalf</text:p>
              </table:table-cell>
              <table:table-cell office:value-type="string">
                <text:p>SlowPerformancewithmacrolpderIhphalfdependencies</text:p>
              </table:table-cell>
              <table:table-cell office:value-type="string">
                <text:p>SlowPerformancewithmacrolpderIhphalfdependenciesnodiv</text:p>
              </table:table-cell>
              <table:table-cell office:value-type="string">
                <text:p>SlowPerformancewithmacrolpderIhphalfnodiv</text:p>
              </table:table-cell>
              <table:table-cell office:value-type="string">
                <text:p>SlowPerformancewithmacrolpderIhphalfnodivandconstreplaced</text:p>
              </table:table-cell>
              <table:table-cell office:value-type="string">
                <text:p>SlowPerformancewithmacrolpderIhpptr</text:p>
              </table:table-cell>
              <table:table-cell office:value-type="string">
                <text:p>SlowPerformancewithmacrolpderIhpptrhalf</text:p>
              </table:table-cell>
              <table:table-cell office:value-type="string">
                <text:p>SlowPerformancewithmacrolpderIhpptrhalfdiv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49055">
                <text:p>0.49055</text:p>
                <draw:g>
                  <svg:desc>qrsfilt_perf.A2:qrsfilt_perf.W2</svg:desc>
                </draw:g>
              </table:table-cell>
              <table:table-cell office:value-type="float" office:value="0.540244">
                <text:p>0.540244</text:p>
              </table:table-cell>
              <table:table-cell office:value-type="float" office:value="0.564876">
                <text:p>0.564876</text:p>
              </table:table-cell>
              <table:table-cell office:value-type="float" office:value="0.565031">
                <text:p>0.565031</text:p>
              </table:table-cell>
              <table:table-cell office:value-type="float" office:value="0.405489">
                <text:p>0.405489</text:p>
              </table:table-cell>
              <table:table-cell office:value-type="float" office:value="0.543666">
                <text:p>0.543666</text:p>
              </table:table-cell>
              <table:table-cell office:value-type="float" office:value="0.52466">
                <text:p>0.52466</text:p>
              </table:table-cell>
              <table:table-cell office:value-type="float" office:value="0.532517">
                <text:p>0.532517</text:p>
              </table:table-cell>
              <table:table-cell office:value-type="float" office:value="0.880644">
                <text:p>0.880644</text:p>
              </table:table-cell>
              <table:table-cell office:value-type="float" office:value="0.477009">
                <text:p>0.477009</text:p>
              </table:table-cell>
              <table:table-cell office:value-type="float" office:value="0.608297">
                <text:p>0.608297</text:p>
              </table:table-cell>
              <table:table-cell office:value-type="float" office:value="0.476285">
                <text:p>0.476285</text:p>
              </table:table-cell>
              <table:table-cell office:value-type="float" office:value="0.57654">
                <text:p>0.57654</text:p>
              </table:table-cell>
              <table:table-cell office:value-type="float" office:value="0.5851">
                <text:p>0.5851</text:p>
              </table:table-cell>
              <table:table-cell office:value-type="float" office:value="0.632517">
                <text:p>0.632517</text:p>
              </table:table-cell>
              <table:table-cell office:value-type="float" office:value="0.631748">
                <text:p>0.631748</text:p>
              </table:table-cell>
              <table:table-cell office:value-type="float" office:value="0.628425">
                <text:p>0.628425</text:p>
              </table:table-cell>
              <table:table-cell office:value-type="float" office:value="0.878177">
                <text:p>0.878177</text:p>
              </table:table-cell>
              <table:table-cell office:value-type="float" office:value="0.85611">
                <text:p>0.85611</text:p>
              </table:table-cell>
              <table:table-cell office:value-type="float" office:value="0.780496">
                <text:p>0.780496</text:p>
              </table:table-cell>
              <table:table-cell office:value-type="float" office:value="0.598973">
                <text:p>0.598973</text:p>
              </table:table-cell>
              <table:table-cell office:value-type="float" office:value="0.596008">
                <text:p>0.596008</text:p>
              </table:table-cell>
              <table:table-cell office:value-type="float" office:value="0.546863">
                <text:p>0.546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